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2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Pizza Hut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6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30" office:value-type="float" office:value="18.209911">
            <text:p>18.2099110</text:p>
          </table:table-cell>
          <table:table-cell table:style-name="ce30" office:value-type="float" office:value="42.496433">
            <text:p>42.4964330</text:p>
          </table:table-cell>
          <table:table-cell table:style-name="ce32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30" office:value-type="float" office:value="21.61219">
            <text:p>21.6121900</text:p>
          </table:table-cell>
          <table:table-cell table:style-name="ce30" office:value-type="float" office:value="39.155102">
            <text:p>39.1551020</text:p>
          </table:table-cell>
          <table:table-cell table:style-name="ce32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3"/>
          <table:table-cell table:style-name="ce30" office:value-type="float" office:value="24.685123">
            <text:p>24.6851230</text:p>
          </table:table-cell>
          <table:table-cell table:style-name="ce30" office:value-type="float" office:value="46.718612">
            <text:p>46.7186120</text:p>
          </table:table-cell>
          <table:table-cell table:style-name="ce32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30" office:value-type="float" office:value="21.51749">
            <text:p>21.5174900</text:p>
          </table:table-cell>
          <table:table-cell table:style-name="ce30" office:value-type="float" office:value="39.15588">
            <text:p>39.1558800</text:p>
          </table:table-cell>
          <table:table-cell table:style-name="ce32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30" office:value-type="float" office:value="24.711051">
            <text:p>24.7110510</text:p>
          </table:table-cell>
          <table:table-cell table:style-name="ce30" office:value-type="float" office:value="46.673892">
            <text:p>46.6738920</text:p>
          </table:table-cell>
          <table:table-cell table:style-name="ce32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30" office:value-type="float" office:value="21.606915">
            <text:p>21.6069150</text:p>
          </table:table-cell>
          <table:table-cell table:style-name="ce30" office:value-type="float" office:value="39.15657">
            <text:p>39.1565700</text:p>
          </table:table-cell>
          <table:table-cell table:style-name="ce32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30" office:value-type="float" office:value="21.60445">
            <text:p>21.6044500</text:p>
          </table:table-cell>
          <table:table-cell table:style-name="ce30" office:value-type="float" office:value="39.107208">
            <text:p>39.1072080</text:p>
          </table:table-cell>
          <table:table-cell table:style-name="ce32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30" office:value-type="float" office:value="21.515903">
            <text:p>21.5159030</text:p>
          </table:table-cell>
          <table:table-cell table:style-name="ce30" office:value-type="float" office:value="39.156162">
            <text:p>39.1561620</text:p>
          </table:table-cell>
          <table:table-cell table:style-name="ce32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30" office:value-type="float" office:value="21.484392">
            <text:p>21.4843920</text:p>
          </table:table-cell>
          <table:table-cell table:style-name="ce30" office:value-type="float" office:value="39.207977">
            <text:p>39.2079770</text:p>
          </table:table-cell>
          <table:table-cell table:style-name="ce32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30" office:value-type="float" office:value="21.371344">
            <text:p>21.3713440</text:p>
          </table:table-cell>
          <table:table-cell table:style-name="ce30" office:value-type="float" office:value="40.461575">
            <text:p>40.4615750</text:p>
          </table:table-cell>
          <table:table-cell table:style-name="ce32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30" office:value-type="float" office:value="21.558962">
            <text:p>21.5589620</text:p>
          </table:table-cell>
          <table:table-cell table:style-name="ce30" office:value-type="float" office:value="39.207977">
            <text:p>39.2079770</text:p>
          </table:table-cell>
          <table:table-cell table:style-name="ce32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30" office:value-type="float" office:value="21.531874">
            <text:p>21.5318740</text:p>
          </table:table-cell>
          <table:table-cell table:style-name="ce30" office:value-type="float" office:value="39.195236">
            <text:p>39.1952360</text:p>
          </table:table-cell>
          <table:table-cell table:style-name="ce32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30" office:value-type="float" office:value="21.513374">
            <text:p>21.5133740</text:p>
          </table:table-cell>
          <table:table-cell table:style-name="ce30" office:value-type="float" office:value="39.154984">
            <text:p>39.1549840</text:p>
          </table:table-cell>
          <table:table-cell table:style-name="ce32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30" office:value-type="float" office:value="21.549538">
            <text:p>21.5495380</text:p>
          </table:table-cell>
          <table:table-cell table:style-name="ce30" office:value-type="float" office:value="39.189606">
            <text:p>39.1896060</text:p>
          </table:table-cell>
          <table:table-cell table:style-name="ce32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30" office:value-type="float" office:value="21.364485">
            <text:p>21.3644850</text:p>
          </table:table-cell>
          <table:table-cell table:style-name="ce30" office:value-type="float" office:value="40.267731">
            <text:p>40.2677310</text:p>
          </table:table-cell>
          <table:table-cell table:style-name="ce32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3"/>
          <table:table-cell table:style-name="ce30" office:value-type="float" office:value="24.686714">
            <text:p>24.6867140</text:p>
          </table:table-cell>
          <table:table-cell table:style-name="ce30" office:value-type="float" office:value="46.71313">
            <text:p>46.7131300</text:p>
          </table:table-cell>
          <table:table-cell table:style-name="ce32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3"/>
          <table:table-cell table:style-name="ce30" office:value-type="float" office:value="24.689509">
            <text:p>24.6895090</text:p>
          </table:table-cell>
          <table:table-cell table:style-name="ce30" office:value-type="float" office:value="46.684935">
            <text:p>46.6849350</text:p>
          </table:table-cell>
          <table:table-cell table:style-name="ce32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30" office:value-type="float" office:value="21.576391">
            <text:p>21.5763910</text:p>
          </table:table-cell>
          <table:table-cell table:style-name="ce30" office:value-type="float" office:value="39.110378">
            <text:p>39.1103780</text:p>
          </table:table-cell>
          <table:table-cell table:style-name="ce32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30" office:value-type="float" office:value="24.727449">
            <text:p>24.7274490</text:p>
          </table:table-cell>
          <table:table-cell table:style-name="ce30" office:value-type="float" office:value="46.665127">
            <text:p>46.6651270</text:p>
          </table:table-cell>
          <table:table-cell table:style-name="ce32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30" office:value-type="float" office:value="21.60833">
            <text:p>21.6083300</text:p>
          </table:table-cell>
          <table:table-cell table:style-name="ce30" office:value-type="float" office:value="39.14209">
            <text:p>39.1420900</text:p>
          </table:table-cell>
          <table:table-cell table:style-name="ce32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30" office:value-type="float" office:value="21.080696">
            <text:p>21.0806960</text:p>
          </table:table-cell>
          <table:table-cell table:style-name="ce30" office:value-type="float" office:value="40.315273">
            <text:p>40.3152730</text:p>
          </table:table-cell>
          <table:table-cell table:style-name="ce32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30" office:value-type="float" office:value="21.6414706">
            <text:p>21.6414706</text:p>
          </table:table-cell>
          <table:table-cell table:style-name="ce30" office:value-type="float" office:value="39.130216">
            <text:p>39.1302160</text:p>
          </table:table-cell>
          <table:table-cell table:style-name="ce32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30" office:value-type="float" office:value="21.4777281">
            <text:p>21.4777281</text:p>
          </table:table-cell>
          <table:table-cell table:style-name="ce30" office:value-type="float" office:value="39.1899502">
            <text:p>39.1899502</text:p>
          </table:table-cell>
          <table:table-cell table:style-name="ce32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30" office:value-type="float" office:value="21.62685">
            <text:p>21.6268500</text:p>
          </table:table-cell>
          <table:table-cell table:style-name="ce30" office:value-type="float" office:value="39.11193">
            <text:p>39.1119300</text:p>
          </table:table-cell>
          <table:table-cell table:style-name="ce32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30" office:value-type="float" office:value="22.29141">
            <text:p>22.2914100</text:p>
          </table:table-cell>
          <table:table-cell table:style-name="ce30" office:value-type="float" office:value="39.11781">
            <text:p>39.1178100</text:p>
          </table:table-cell>
          <table:table-cell table:style-name="ce32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30" office:value-type="float" office:value="21.609399">
            <text:p>21.6093990</text:p>
          </table:table-cell>
          <table:table-cell table:style-name="ce30" office:value-type="float" office:value="39.1305579">
            <text:p>39.1305579</text:p>
          </table:table-cell>
          <table:table-cell table:style-name="ce32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30" office:value-type="float" office:value="21.609344">
            <text:p>21.6093440</text:p>
          </table:table-cell>
          <table:table-cell table:style-name="ce30" office:value-type="float" office:value="39.133549">
            <text:p>39.1335490</text:p>
          </table:table-cell>
          <table:table-cell table:style-name="ce32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30" office:value-type="float" office:value="21.64658">
            <text:p>21.6465800</text:p>
          </table:table-cell>
          <table:table-cell table:style-name="ce30" office:value-type="float" office:value="39.131584">
            <text:p>39.1315840</text:p>
          </table:table-cell>
          <table:table-cell table:style-name="ce32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30" office:value-type="float" office:value="21.559489">
            <text:p>21.5594890</text:p>
          </table:table-cell>
          <table:table-cell table:style-name="ce30" office:value-type="float" office:value="39.142523">
            <text:p>39.1425230</text:p>
          </table:table-cell>
          <table:table-cell table:style-name="ce32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30" office:value-type="float" office:value="21.580608">
            <text:p>21.5806080</text:p>
          </table:table-cell>
          <table:table-cell table:style-name="ce30" office:value-type="float" office:value="39.161476">
            <text:p>39.1614760</text:p>
          </table:table-cell>
          <table:table-cell table:style-name="ce32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30" office:value-type="float" office:value="22.4044639">
            <text:p>22.4044639</text:p>
          </table:table-cell>
          <table:table-cell table:style-name="ce30" office:value-type="float" office:value="39.0762278">
            <text:p>39.0762278</text:p>
          </table:table-cell>
          <table:table-cell table:style-name="ce32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30" office:value-type="float" office:value="22.4053417">
            <text:p>22.4053417</text:p>
          </table:table-cell>
          <table:table-cell table:style-name="ce30" office:value-type="float" office:value="39.07645">
            <text:p>39.0764500</text:p>
          </table:table-cell>
          <table:table-cell table:style-name="ce32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30" office:value-type="float" office:value="21.519384">
            <text:p>21.5193840</text:p>
          </table:table-cell>
          <table:table-cell table:style-name="ce30" office:value-type="float" office:value="39.164932">
            <text:p>39.1649320</text:p>
          </table:table-cell>
          <table:table-cell table:style-name="ce32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30" office:value-type="float" office:value="22.286291">
            <text:p>22.2862910</text:p>
          </table:table-cell>
          <table:table-cell table:style-name="ce30" office:value-type="float" office:value="39.112083">
            <text:p>39.1120830</text:p>
          </table:table-cell>
          <table:table-cell table:style-name="ce32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30" office:value-type="float" office:value="22.287312">
            <text:p>22.2873120</text:p>
          </table:table-cell>
          <table:table-cell table:style-name="ce30" office:value-type="float" office:value="39.113205">
            <text:p>39.1132050</text:p>
          </table:table-cell>
          <table:table-cell table:style-name="ce32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30" office:value-type="float" office:value="21.478472">
            <text:p>21.4784720</text:p>
          </table:table-cell>
          <table:table-cell table:style-name="ce30" office:value-type="float" office:value="39.210918">
            <text:p>39.2109180</text:p>
          </table:table-cell>
          <table:table-cell table:style-name="ce32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30" office:value-type="float" office:value="21.478472">
            <text:p>21.4784720</text:p>
          </table:table-cell>
          <table:table-cell table:style-name="ce30" office:value-type="float" office:value="39.210918">
            <text:p>39.2109180</text:p>
          </table:table-cell>
          <table:table-cell table:style-name="ce32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30" office:value-type="float" office:value="21.718073">
            <text:p>21.7180730</text:p>
          </table:table-cell>
          <table:table-cell table:style-name="ce30" office:value-type="float" office:value="39.103958">
            <text:p>39.1039580</text:p>
          </table:table-cell>
          <table:table-cell table:style-name="ce32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30" office:value-type="float" office:value="21.4862928947394">
            <text:p>21.4862929</text:p>
          </table:table-cell>
          <table:table-cell table:style-name="ce30" office:value-type="float" office:value="39.1829779744148">
            <text:p>39.1829780</text:p>
          </table:table-cell>
          <table:table-cell table:style-name="ce32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30" office:value-type="float" office:value="21.57295">
            <text:p>21.5729500</text:p>
          </table:table-cell>
          <table:table-cell table:style-name="ce30" office:value-type="float" office:value="39.127308">
            <text:p>39.1273080</text:p>
          </table:table-cell>
          <table:table-cell table:style-name="ce32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30" office:value-type="float" office:value="21.550248">
            <text:p>21.5502480</text:p>
          </table:table-cell>
          <table:table-cell table:style-name="ce30" office:value-type="float" office:value="39.163132">
            <text:p>39.1631320</text:p>
          </table:table-cell>
          <table:table-cell table:style-name="ce32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32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30" office:value-type="float" office:value="22.4049139">
            <text:p>22.4049139</text:p>
          </table:table-cell>
          <table:table-cell table:style-name="ce30" office:value-type="float" office:value="39.0763444">
            <text:p>39.0763444</text:p>
          </table:table-cell>
          <table:table-cell table:style-name="ce32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30" office:value-type="float" office:value="21.5014506">
            <text:p>21.5014506</text:p>
          </table:table-cell>
          <table:table-cell table:style-name="ce30" office:value-type="float" office:value="39.1906515">
            <text:p>39.1906515</text:p>
          </table:table-cell>
          <table:table-cell table:style-name="ce32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30" office:value-type="float" office:value="21.543489">
            <text:p>21.5434890</text:p>
          </table:table-cell>
          <table:table-cell table:style-name="ce30" office:value-type="float" office:value="39.172989">
            <text:p>39.1729890</text:p>
          </table:table-cell>
          <table:table-cell table:style-name="ce32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30" office:value-type="float" office:value="22.290094">
            <text:p>22.2900940</text:p>
          </table:table-cell>
          <table:table-cell table:style-name="ce30" office:value-type="float" office:value="39.116193">
            <text:p>39.1161930</text:p>
          </table:table-cell>
          <table:table-cell table:style-name="ce32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30" office:value-type="float" office:value="22.291531">
            <text:p>22.2915310</text:p>
          </table:table-cell>
          <table:table-cell table:style-name="ce30" office:value-type="float" office:value="39.117857">
            <text:p>39.1178570</text:p>
          </table:table-cell>
          <table:table-cell table:style-name="ce32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30" office:value-type="float" office:value="22.288223">
            <text:p>22.2882230</text:p>
          </table:table-cell>
          <table:table-cell table:style-name="ce30" office:value-type="float" office:value="39.114506">
            <text:p>39.1145060</text:p>
          </table:table-cell>
          <table:table-cell table:style-name="ce32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30" office:value-type="float" office:value="39.111861">
            <text:p>39.1118610</text:p>
          </table:table-cell>
          <table:table-cell table:style-name="ce32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30" office:value-type="float" office:value="21.575054">
            <text:p>21.5750540</text:p>
          </table:table-cell>
          <table:table-cell table:style-name="ce30" office:value-type="float" office:value="39.127277">
            <text:p>39.1272770</text:p>
          </table:table-cell>
          <table:table-cell table:style-name="ce32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30" office:value-type="float" office:value="22.4018222">
            <text:p>22.4018222</text:p>
          </table:table-cell>
          <table:table-cell table:style-name="ce30" office:value-type="float" office:value="39.0810806">
            <text:p>39.0810806</text:p>
          </table:table-cell>
          <table:table-cell table:style-name="ce32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30" office:value-type="float" office:value="21.5579117">
            <text:p>21.5579117</text:p>
          </table:table-cell>
          <table:table-cell table:style-name="ce30" office:value-type="float" office:value="39.145033">
            <text:p>39.1450330</text:p>
          </table:table-cell>
          <table:table-cell table:style-name="ce32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30" office:value-type="float" office:value="21.287325">
            <text:p>21.2873250</text:p>
          </table:table-cell>
          <table:table-cell table:style-name="ce30" office:value-type="float" office:value="40.422997">
            <text:p>40.4229970</text:p>
          </table:table-cell>
          <table:table-cell table:style-name="ce32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30" office:value-type="float" office:value="22.287018">
            <text:p>22.2870180</text:p>
          </table:table-cell>
          <table:table-cell table:style-name="ce30" office:value-type="float" office:value="39.113503">
            <text:p>39.1135030</text:p>
          </table:table-cell>
          <table:table-cell table:style-name="ce32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30" office:value-type="float" office:value="21.578571">
            <text:p>21.5785710</text:p>
          </table:table-cell>
          <table:table-cell table:style-name="ce30" office:value-type="float" office:value="39.199306">
            <text:p>39.1993060</text:p>
          </table:table-cell>
          <table:table-cell table:style-name="ce32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30" office:value-type="float" office:value="21.5168508">
            <text:p>21.5168508</text:p>
          </table:table-cell>
          <table:table-cell table:style-name="ce30" office:value-type="float" office:value="39.1558114">
            <text:p>39.1558114</text:p>
          </table:table-cell>
          <table:table-cell table:style-name="ce32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30" office:value-type="float" office:value="21.588215">
            <text:p>21.5882150</text:p>
          </table:table-cell>
          <table:table-cell table:style-name="ce30" office:value-type="float" office:value="39.10574">
            <text:p>39.1057400</text:p>
          </table:table-cell>
          <table:table-cell table:style-name="ce32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30" office:value-type="float" office:value="21.55404">
            <text:p>21.5540400</text:p>
          </table:table-cell>
          <table:table-cell table:style-name="ce30" office:value-type="float" office:value="39.21054">
            <text:p>39.2105400</text:p>
          </table:table-cell>
          <table:table-cell table:style-name="ce32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30" office:value-type="float" office:value="22.291243">
            <text:p>22.2912430</text:p>
          </table:table-cell>
          <table:table-cell table:style-name="ce30" office:value-type="float" office:value="39.116193">
            <text:p>39.1161930</text:p>
          </table:table-cell>
          <table:table-cell table:style-name="ce32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30" office:value-type="float" office:value="21.4857917">
            <text:p>21.4857917</text:p>
          </table:table-cell>
          <table:table-cell table:style-name="ce30" office:value-type="float" office:value="39.1828417">
            <text:p>39.1828417</text:p>
          </table:table-cell>
          <table:table-cell table:style-name="ce32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30" office:value-type="float" office:value="22.286245">
            <text:p>22.2862450</text:p>
          </table:table-cell>
          <table:table-cell table:style-name="ce30" office:value-type="float" office:value="39.112209">
            <text:p>39.1122090</text:p>
          </table:table-cell>
          <table:table-cell table:style-name="ce32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30" office:value-type="float" office:value="21.5156605">
            <text:p>21.5156605</text:p>
          </table:table-cell>
          <table:table-cell table:style-name="ce30" office:value-type="float" office:value="39.1559482">
            <text:p>39.1559482</text:p>
          </table:table-cell>
          <table:table-cell table:style-name="ce32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30" office:value-type="float" office:value="22.4022167">
            <text:p>22.4022167</text:p>
          </table:table-cell>
          <table:table-cell table:style-name="ce30" office:value-type="float" office:value="39.0812722">
            <text:p>39.0812722</text:p>
          </table:table-cell>
          <table:table-cell table:style-name="ce32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30" office:value-type="float" office:value="21.7699778">
            <text:p>21.7699778</text:p>
          </table:table-cell>
          <table:table-cell table:style-name="ce30" office:value-type="float" office:value="39.1338889">
            <text:p>39.1338889</text:p>
          </table:table-cell>
          <table:table-cell table:style-name="ce32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30" office:value-type="float" office:value="21.553583">
            <text:p>21.5535830</text:p>
          </table:table-cell>
          <table:table-cell table:style-name="ce30" office:value-type="float" office:value="39.167641">
            <text:p>39.1676410</text:p>
          </table:table-cell>
          <table:table-cell table:style-name="ce32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30" office:value-type="float" office:value="21.6097">
            <text:p>21.6097000</text:p>
          </table:table-cell>
          <table:table-cell table:style-name="ce30" office:value-type="float" office:value="39.14165">
            <text:p>39.1416500</text:p>
          </table:table-cell>
          <table:table-cell table:style-name="ce32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30" office:value-type="float" office:value="21.5598458">
            <text:p>21.5598458</text:p>
          </table:table-cell>
          <table:table-cell table:style-name="ce30" office:value-type="float" office:value="39.1532162">
            <text:p>39.1532162</text:p>
          </table:table-cell>
          <table:table-cell table:style-name="ce32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30" office:value-type="float" office:value="22.287275">
            <text:p>22.2872750</text:p>
          </table:table-cell>
          <table:table-cell table:style-name="ce30" office:value-type="float" office:value="39.113758">
            <text:p>39.1137580</text:p>
          </table:table-cell>
          <table:table-cell table:style-name="ce32" table:formula="oooc:=VLOOKUP([.F6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30" office:value-type="float" office:value="21.608372">
            <text:p>21.6083720</text:p>
          </table:table-cell>
          <table:table-cell table:style-name="ce30" office:value-type="float" office:value="39.129469">
            <text:p>39.1294690</text:p>
          </table:table-cell>
          <table:table-cell table:style-name="ce32" table:formula="oooc:=VLOOKUP([.F7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30" office:value-type="float" office:value="22.320393">
            <text:p>22.3203930</text:p>
          </table:table-cell>
          <table:table-cell table:style-name="ce30" office:value-type="float" office:value="39.138309">
            <text:p>39.1383090</text:p>
          </table:table-cell>
          <table:table-cell table:style-name="ce32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30" office:value-type="float" office:value="22.298656">
            <text:p>22.2986560</text:p>
          </table:table-cell>
          <table:table-cell table:style-name="ce30" office:value-type="float" office:value="39.104286">
            <text:p>39.1042860</text:p>
          </table:table-cell>
          <table:table-cell table:style-name="ce32" table:formula="oooc:=VLOOKUP([.F7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30" office:value-type="float" office:value="22.30348">
            <text:p>22.3034800</text:p>
          </table:table-cell>
          <table:table-cell table:style-name="ce30" office:value-type="float" office:value="39.122337">
            <text:p>39.1223370</text:p>
          </table:table-cell>
          <table:table-cell table:style-name="ce32" table:formula="oooc:=VLOOKUP([.F73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30" office:value-type="float" office:value="21.631161">
            <text:p>21.6311610</text:p>
          </table:table-cell>
          <table:table-cell table:style-name="ce30" office:value-type="float" office:value="39.182011">
            <text:p>39.1820110</text:p>
          </table:table-cell>
          <table:table-cell table:style-name="ce32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30" office:value-type="float" office:value="21.670509">
            <text:p>21.6705090</text:p>
          </table:table-cell>
          <table:table-cell table:style-name="ce30" office:value-type="float" office:value="39.125233">
            <text:p>39.1252330</text:p>
          </table:table-cell>
          <table:table-cell table:style-name="ce32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30" office:value-type="float" office:value="22.313972">
            <text:p>22.3139720</text:p>
          </table:table-cell>
          <table:table-cell table:style-name="ce30" office:value-type="float" office:value="39.151463">
            <text:p>39.1514630</text:p>
          </table:table-cell>
          <table:table-cell table:style-name="ce32" table:formula="oooc:=VLOOKUP([.F7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30" office:value-type="float" office:value="22.273132">
            <text:p>22.2731320</text:p>
          </table:table-cell>
          <table:table-cell table:style-name="ce30" office:value-type="float" office:value="39.125961">
            <text:p>39.1259610</text:p>
          </table:table-cell>
          <table:table-cell table:style-name="ce32" table:formula="oooc:=VLOOKUP([.F77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30" office:value-type="float" office:value="18.234234">
            <text:p>18.2342340</text:p>
          </table:table-cell>
          <table:table-cell table:style-name="ce30" office:value-type="float" office:value="42.657707">
            <text:p>42.6577070</text:p>
          </table:table-cell>
          <table:table-cell table:style-name="ce32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30" office:value-type="float" office:value="21.688217">
            <text:p>21.6882170</text:p>
          </table:table-cell>
          <table:table-cell table:style-name="ce30" office:value-type="float" office:value="39.143517">
            <text:p>39.1435170</text:p>
          </table:table-cell>
          <table:table-cell table:style-name="ce32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30" office:value-type="float" office:value="21.670768">
            <text:p>21.6707680</text:p>
          </table:table-cell>
          <table:table-cell table:style-name="ce30" office:value-type="float" office:value="39.15019">
            <text:p>39.1501900</text:p>
          </table:table-cell>
          <table:table-cell table:style-name="ce32" table:formula="oooc:=VLOOKUP([.F8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30" office:value-type="float" office:value="24.958281">
            <text:p>24.9582810</text:p>
          </table:table-cell>
          <table:table-cell table:style-name="ce30" office:value-type="float" office:value="46.703632">
            <text:p>46.7036320</text:p>
          </table:table-cell>
          <table:table-cell table:style-name="ce32" table:formula="oooc:=VLOOKUP([.F81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30" office:value-type="float" office:value="21.477522">
            <text:p>21.4775220</text:p>
          </table:table-cell>
          <table:table-cell table:style-name="ce30" office:value-type="float" office:value="39.194637">
            <text:p>39.1946370</text:p>
          </table:table-cell>
          <table:table-cell table:style-name="ce32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30" office:value-type="float" office:value="21.4531785">
            <text:p>21.4531785</text:p>
          </table:table-cell>
          <table:table-cell table:style-name="ce30" office:value-type="float" office:value="39.2163393">
            <text:p>39.2163393</text:p>
          </table:table-cell>
          <table:table-cell table:style-name="ce32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30" office:value-type="float" office:value="21.4817093">
            <text:p>21.4817093</text:p>
          </table:table-cell>
          <table:table-cell table:style-name="ce30" office:value-type="float" office:value="39.1849682">
            <text:p>39.1849682</text:p>
          </table:table-cell>
          <table:table-cell table:style-name="ce32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30" office:value-type="float" office:value="21.48605">
            <text:p>21.4860500</text:p>
          </table:table-cell>
          <table:table-cell table:style-name="ce30" office:value-type="float" office:value="39.1903444">
            <text:p>39.1903444</text:p>
          </table:table-cell>
          <table:table-cell table:style-name="ce32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30" office:value-type="float" office:value="21.5704613">
            <text:p>21.5704613</text:p>
          </table:table-cell>
          <table:table-cell table:style-name="ce30" office:value-type="float" office:value="39.189434">
            <text:p>39.1894340</text:p>
          </table:table-cell>
          <table:table-cell table:style-name="ce32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30" office:value-type="float" office:value="21.542983">
            <text:p>21.5429830</text:p>
          </table:table-cell>
          <table:table-cell table:style-name="ce30" office:value-type="float" office:value="39.197447">
            <text:p>39.1974470</text:p>
          </table:table-cell>
          <table:table-cell table:style-name="ce32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30" office:value-type="float" office:value="21.377589">
            <text:p>21.3775890</text:p>
          </table:table-cell>
          <table:table-cell table:style-name="ce30" office:value-type="float" office:value="39.222586">
            <text:p>39.2225860</text:p>
          </table:table-cell>
          <table:table-cell table:style-name="ce32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5475958">
            <text:p>21.5475958</text:p>
          </table:table-cell>
          <table:table-cell table:style-name="ce30" office:value-type="float" office:value="39.212324">
            <text:p>39.2123240</text:p>
          </table:table-cell>
          <table:table-cell table:style-name="ce32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30" office:value-type="float" office:value="21.475964">
            <text:p>21.4759640</text:p>
          </table:table-cell>
          <table:table-cell table:style-name="ce30" office:value-type="float" office:value="39.183308">
            <text:p>39.1833080</text:p>
          </table:table-cell>
          <table:table-cell table:style-name="ce32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30" office:value-type="float" office:value="21.558397">
            <text:p>21.5583970</text:p>
          </table:table-cell>
          <table:table-cell table:style-name="ce30" office:value-type="float" office:value="39.170723">
            <text:p>39.1707230</text:p>
          </table:table-cell>
          <table:table-cell table:style-name="ce32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30" office:value-type="float" office:value="21.4737297">
            <text:p>21.4737297</text:p>
          </table:table-cell>
          <table:table-cell table:style-name="ce30" office:value-type="float" office:value="39.1972607">
            <text:p>39.1972607</text:p>
          </table:table-cell>
          <table:table-cell table:style-name="ce32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30" office:value-type="float" office:value="21.583221">
            <text:p>21.5832210</text:p>
          </table:table-cell>
          <table:table-cell table:style-name="ce30" office:value-type="float" office:value="39.248657">
            <text:p>39.2486570</text:p>
          </table:table-cell>
          <table:table-cell table:style-name="ce32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30" office:value-type="float" office:value="21.5717486">
            <text:p>21.5717486</text:p>
          </table:table-cell>
          <table:table-cell table:style-name="ce30" office:value-type="float" office:value="39.1819452">
            <text:p>39.1819452</text:p>
          </table:table-cell>
          <table:table-cell table:style-name="ce32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30" office:value-type="float" office:value="21.4120009">
            <text:p>21.4120009</text:p>
          </table:table-cell>
          <table:table-cell table:style-name="ce30" office:value-type="float" office:value="39.2081129">
            <text:p>39.2081129</text:p>
          </table:table-cell>
          <table:table-cell table:style-name="ce32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30" office:value-type="float" office:value="21.484844">
            <text:p>21.4848440</text:p>
          </table:table-cell>
          <table:table-cell table:style-name="ce30" office:value-type="float" office:value="39.188267">
            <text:p>39.1882670</text:p>
          </table:table-cell>
          <table:table-cell table:style-name="ce32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30" office:value-type="float" office:value="21.550807">
            <text:p>21.5508070</text:p>
          </table:table-cell>
          <table:table-cell table:style-name="ce30" office:value-type="float" office:value="39.176122">
            <text:p>39.1761220</text:p>
          </table:table-cell>
          <table:table-cell table:style-name="ce32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30" office:value-type="float" office:value="18.214685">
            <text:p>18.2146850</text:p>
          </table:table-cell>
          <table:table-cell table:style-name="ce30" office:value-type="float" office:value="42.496433">
            <text:p>42.4964330</text:p>
          </table:table-cell>
          <table:table-cell table:style-name="ce32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30" office:value-type="float" office:value="21.616687">
            <text:p>21.6166870</text:p>
          </table:table-cell>
          <table:table-cell table:style-name="ce30" office:value-type="float" office:value="39.149267">
            <text:p>39.1492670</text:p>
          </table:table-cell>
          <table:table-cell table:style-name="ce32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30" office:value-type="float" office:value="21.590013">
            <text:p>21.5900130</text:p>
          </table:table-cell>
          <table:table-cell table:style-name="ce30" office:value-type="float" office:value="39.221384">
            <text:p>39.2213840</text:p>
          </table:table-cell>
          <table:table-cell table:style-name="ce32" table:formula="oooc:=VLOOKUP([.F10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30" office:value-type="float" office:value="21.4869081">
            <text:p>21.4869081</text:p>
          </table:table-cell>
          <table:table-cell table:style-name="ce30" office:value-type="float" office:value="39.1964989">
            <text:p>39.1964989</text:p>
          </table:table-cell>
          <table:table-cell table:style-name="ce32" table:formula="oooc:=VLOOKUP([.F10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30" office:value-type="float" office:value="21.606575">
            <text:p>21.6065750</text:p>
          </table:table-cell>
          <table:table-cell table:style-name="ce30" office:value-type="float" office:value="39.14138">
            <text:p>39.1413800</text:p>
          </table:table-cell>
          <table:table-cell table:style-name="ce32" table:formula="oooc:=VLOOKUP([.F102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30" office:value-type="float" office:value="21.598234">
            <text:p>21.5982340</text:p>
          </table:table-cell>
          <table:table-cell table:style-name="ce30" office:value-type="float" office:value="39.145294">
            <text:p>39.1452940</text:p>
          </table:table-cell>
          <table:table-cell table:style-name="ce32" table:formula="oooc:=VLOOKUP([.F103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30" office:value-type="float" office:value="21.626883">
            <text:p>21.6268830</text:p>
          </table:table-cell>
          <table:table-cell table:style-name="ce30" office:value-type="float" office:value="39.110256">
            <text:p>39.1102560</text:p>
          </table:table-cell>
          <table:table-cell table:style-name="ce32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30" office:value-type="float" office:value="21.548998">
            <text:p>21.5489980</text:p>
          </table:table-cell>
          <table:table-cell table:style-name="ce30" office:value-type="float" office:value="39.163054">
            <text:p>39.1630540</text:p>
          </table:table-cell>
          <table:table-cell table:style-name="ce32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30" office:value-type="float" office:value="21.486327836068">
            <text:p>21.4863278</text:p>
          </table:table-cell>
          <table:table-cell table:style-name="ce30" office:value-type="float" office:value="39.1830731928348">
            <text:p>39.1830732</text:p>
          </table:table-cell>
          <table:table-cell table:style-name="ce32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30" office:value-type="float" office:value="22.286587">
            <text:p>22.2865870</text:p>
          </table:table-cell>
          <table:table-cell table:style-name="ce30" office:value-type="float" office:value="39.112556">
            <text:p>39.1125560</text:p>
          </table:table-cell>
          <table:table-cell table:style-name="ce32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30" office:value-type="float" office:value="22.44837">
            <text:p>22.4483700</text:p>
          </table:table-cell>
          <table:table-cell table:style-name="ce30" office:value-type="float" office:value="39.10029">
            <text:p>39.1002900</text:p>
          </table:table-cell>
          <table:table-cell table:style-name="ce32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30" office:value-type="float" office:value="21.665804">
            <text:p>21.6658040</text:p>
          </table:table-cell>
          <table:table-cell table:style-name="ce30" office:value-type="float" office:value="39.109032">
            <text:p>39.1090320</text:p>
          </table:table-cell>
          <table:table-cell table:style-name="ce32" table:formula="oooc:=VLOOKUP([.F109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30" office:value-type="float" office:value="22.4024361">
            <text:p>22.4024361</text:p>
          </table:table-cell>
          <table:table-cell table:style-name="ce30" office:value-type="float" office:value="39.0814861">
            <text:p>39.0814861</text:p>
          </table:table-cell>
          <table:table-cell table:style-name="ce32" table:formula="oooc:=VLOOKUP([.F110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30" office:value-type="float" office:value="22.287321">
            <text:p>22.2873210</text:p>
          </table:table-cell>
          <table:table-cell table:style-name="ce30" office:value-type="float" office:value="39.112736">
            <text:p>39.1127360</text:p>
          </table:table-cell>
          <table:table-cell table:style-name="ce32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30" office:value-type="float" office:value="21.606686">
            <text:p>21.6066860</text:p>
          </table:table-cell>
          <table:table-cell table:style-name="ce30" office:value-type="float" office:value="39.141109">
            <text:p>39.1411090</text:p>
          </table:table-cell>
          <table:table-cell table:style-name="ce32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30" office:value-type="float" office:value="21.590605">
            <text:p>21.5906050</text:p>
          </table:table-cell>
          <table:table-cell table:style-name="ce30" office:value-type="float" office:value="39.176861">
            <text:p>39.1768610</text:p>
          </table:table-cell>
          <table:table-cell table:style-name="ce32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30" office:value-type="float" office:value="21.597956">
            <text:p>21.5979560</text:p>
          </table:table-cell>
          <table:table-cell table:style-name="ce30" office:value-type="float" office:value="39.143234">
            <text:p>39.1432340</text:p>
          </table:table-cell>
          <table:table-cell table:style-name="ce32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30" office:value-type="float" office:value="21.563267">
            <text:p>21.5632670</text:p>
          </table:table-cell>
          <table:table-cell table:style-name="ce30" office:value-type="float" office:value="39.204132">
            <text:p>39.2041320</text:p>
          </table:table-cell>
          <table:table-cell table:style-name="ce32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30" office:value-type="float" office:value="22.287313">
            <text:p>22.2873130</text:p>
          </table:table-cell>
          <table:table-cell table:style-name="ce30" office:value-type="float" office:value="39.112926">
            <text:p>39.1129260</text:p>
          </table:table-cell>
          <table:table-cell table:style-name="ce32" table:formula="oooc:=VLOOKUP([.F116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30" office:value-type="float" office:value="21.6230639">
            <text:p>21.6230639</text:p>
          </table:table-cell>
          <table:table-cell table:style-name="ce30" office:value-type="float" office:value="39.1642611">
            <text:p>39.1642611</text:p>
          </table:table-cell>
          <table:table-cell table:style-name="ce32" table:formula="oooc:=VLOOKUP([.F117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30" office:value-type="float" office:value="20.15801">
            <text:p>20.1580100</text:p>
          </table:table-cell>
          <table:table-cell table:style-name="ce30" office:value-type="float" office:value="40.246845">
            <text:p>40.2468450</text:p>
          </table:table-cell>
          <table:table-cell table:style-name="ce32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30" office:value-type="float" office:value="21.710089">
            <text:p>21.7100890</text:p>
          </table:table-cell>
          <table:table-cell table:style-name="ce30" office:value-type="float" office:value="39.084751">
            <text:p>39.0847510</text:p>
          </table:table-cell>
          <table:table-cell table:style-name="ce32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841815">
            <text:p>21.8418150</text:p>
          </table:table-cell>
          <table:table-cell table:style-name="ce30" office:value-type="float" office:value="38.98642">
            <text:p>38.9864200</text:p>
          </table:table-cell>
          <table:table-cell table:style-name="ce32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30" office:value-type="float" office:value="21.7093">
            <text:p>21.7093000</text:p>
          </table:table-cell>
          <table:table-cell table:style-name="ce30" office:value-type="float" office:value="39.0833">
            <text:p>39.0833000</text:p>
          </table:table-cell>
          <table:table-cell table:style-name="ce32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30" office:value-type="float" office:value="21.728962">
            <text:p>21.7289620</text:p>
          </table:table-cell>
          <table:table-cell table:style-name="ce30" office:value-type="float" office:value="39.075157">
            <text:p>39.0751570</text:p>
          </table:table-cell>
          <table:table-cell table:style-name="ce32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30" office:value-type="float" office:value="21.735115">
            <text:p>21.7351150</text:p>
          </table:table-cell>
          <table:table-cell table:style-name="ce30" office:value-type="float" office:value="39.072361">
            <text:p>39.0723610</text:p>
          </table:table-cell>
          <table:table-cell table:style-name="ce32" table:formula="oooc:=VLOOKUP([.F12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30" office:value-type="float" office:value="21.7736">
            <text:p>21.7736000</text:p>
          </table:table-cell>
          <table:table-cell table:style-name="ce30" office:value-type="float" office:value="39.051201">
            <text:p>39.0512010</text:p>
          </table:table-cell>
          <table:table-cell table:style-name="ce32" table:formula="oooc:=VLOOKUP([.F12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30" office:value-type="float" office:value="21.557421">
            <text:p>21.5574210</text:p>
          </table:table-cell>
          <table:table-cell table:style-name="ce30" office:value-type="float" office:value="39.178703">
            <text:p>39.1787030</text:p>
          </table:table-cell>
          <table:table-cell table:style-name="ce32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30" office:value-type="float" office:value="21.661177">
            <text:p>21.6611770</text:p>
          </table:table-cell>
          <table:table-cell table:style-name="ce30" office:value-type="float" office:value="39.121468">
            <text:p>39.1214680</text:p>
          </table:table-cell>
          <table:table-cell table:style-name="ce32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30" office:value-type="float" office:value="21.563448">
            <text:p>21.5634480</text:p>
          </table:table-cell>
          <table:table-cell table:style-name="ce30" office:value-type="float" office:value="39.204906">
            <text:p>39.2049060</text:p>
          </table:table-cell>
          <table:table-cell table:style-name="ce32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30" office:value-type="float" office:value="21.5182478">
            <text:p>21.5182478</text:p>
          </table:table-cell>
          <table:table-cell table:style-name="ce30" office:value-type="float" office:value="39.165009">
            <text:p>39.1650090</text:p>
          </table:table-cell>
          <table:table-cell table:style-name="ce32" table:formula="oooc:=VLOOKUP([.F12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30" office:value-type="float" office:value="21.577953">
            <text:p>21.5779530</text:p>
          </table:table-cell>
          <table:table-cell table:style-name="ce30" office:value-type="float" office:value="39.164886">
            <text:p>39.1648860</text:p>
          </table:table-cell>
          <table:table-cell table:style-name="ce32" table:formula="oooc:=VLOOKUP([.F12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30" office:value-type="float" office:value="21.633814">
            <text:p>21.6338140</text:p>
          </table:table-cell>
          <table:table-cell table:style-name="ce30" office:value-type="float" office:value="39.20396">
            <text:p>39.2039600</text:p>
          </table:table-cell>
          <table:table-cell table:style-name="ce32" table:formula="oooc:=VLOOKUP([.F130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30" office:value-type="float" office:value="21.640196">
            <text:p>21.6401960</text:p>
          </table:table-cell>
          <table:table-cell table:style-name="ce30" office:value-type="float" office:value="39.132401">
            <text:p>39.1324010</text:p>
          </table:table-cell>
          <table:table-cell table:style-name="ce32" table:formula="oooc:=VLOOKUP([.F131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30" office:value-type="float" office:value="21.574816">
            <text:p>21.5748160</text:p>
          </table:table-cell>
          <table:table-cell table:style-name="ce30" office:value-type="float" office:value="39.145775">
            <text:p>39.1457750</text:p>
          </table:table-cell>
          <table:table-cell table:style-name="ce32" table:formula="oooc:=VLOOKUP([.F132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30" office:value-type="float" office:value="21.557119">
            <text:p>21.5571190</text:p>
          </table:table-cell>
          <table:table-cell table:style-name="ce30" office:value-type="float" office:value="39.183277">
            <text:p>39.1832770</text:p>
          </table:table-cell>
          <table:table-cell table:style-name="ce32" table:formula="oooc:=VLOOKUP([.F133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30" office:value-type="float" office:value="21.602423">
            <text:p>21.6024230</text:p>
          </table:table-cell>
          <table:table-cell table:style-name="ce30" office:value-type="float" office:value="39.142441">
            <text:p>39.1424410</text:p>
          </table:table-cell>
          <table:table-cell table:style-name="ce32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30" office:value-type="float" office:value="21.55168">
            <text:p>21.5516800</text:p>
          </table:table-cell>
          <table:table-cell table:style-name="ce30" office:value-type="float" office:value="39.163628">
            <text:p>39.1636280</text:p>
          </table:table-cell>
          <table:table-cell table:style-name="ce32" table:formula="oooc:=VLOOKUP([.F135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30" office:value-type="float" office:value="21.5788018">
            <text:p>21.5788018</text:p>
          </table:table-cell>
          <table:table-cell table:style-name="ce30" office:value-type="float" office:value="39.1741776">
            <text:p>39.1741776</text:p>
          </table:table-cell>
          <table:table-cell table:style-name="ce32" table:formula="oooc:=VLOOKUP([.F13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30" office:value-type="float" office:value="21.602444">
            <text:p>21.6024440</text:p>
          </table:table-cell>
          <table:table-cell table:style-name="ce30" office:value-type="float" office:value="39.142644">
            <text:p>39.1426440</text:p>
          </table:table-cell>
          <table:table-cell table:style-name="ce32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30" office:value-type="float" office:value="21.589628">
            <text:p>21.5896280</text:p>
          </table:table-cell>
          <table:table-cell table:style-name="ce30" office:value-type="float" office:value="39.174934">
            <text:p>39.1749340</text:p>
          </table:table-cell>
          <table:table-cell table:style-name="ce32" table:formula="oooc:=VLOOKUP([.F138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30" office:value-type="float" office:value="21.597027">
            <text:p>21.5970270</text:p>
          </table:table-cell>
          <table:table-cell table:style-name="ce30" office:value-type="float" office:value="39.142574">
            <text:p>39.1425740</text:p>
          </table:table-cell>
          <table:table-cell table:style-name="ce32" table:formula="oooc:=VLOOKUP([.F13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30" office:value-type="float" office:value="21.664667">
            <text:p>21.6646670</text:p>
          </table:table-cell>
          <table:table-cell table:style-name="ce30" office:value-type="float" office:value="39.108559">
            <text:p>39.1085590</text:p>
          </table:table-cell>
          <table:table-cell table:style-name="ce32" table:formula="oooc:=VLOOKUP([.F140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30" office:value-type="float" office:value="21.52571">
            <text:p>21.5257100</text:p>
          </table:table-cell>
          <table:table-cell table:style-name="ce30" office:value-type="float" office:value="39.16778">
            <text:p>39.1677800</text:p>
          </table:table-cell>
          <table:table-cell table:style-name="ce32" table:formula="oooc:=VLOOKUP([.F141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30" office:value-type="float" office:value="21.51348">
            <text:p>21.5134800</text:p>
          </table:table-cell>
          <table:table-cell table:style-name="ce30" office:value-type="float" office:value="39.17406">
            <text:p>39.1740600</text:p>
          </table:table-cell>
          <table:table-cell table:style-name="ce32" table:formula="oooc:=VLOOKUP([.F14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30" office:value-type="float" office:value="21.501102">
            <text:p>21.5011020</text:p>
          </table:table-cell>
          <table:table-cell table:style-name="ce30" office:value-type="float" office:value="39.176704">
            <text:p>39.1767040</text:p>
          </table:table-cell>
          <table:table-cell table:style-name="ce32" table:formula="oooc:=VLOOKUP([.F143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30" office:value-type="float" office:value="22.292561">
            <text:p>22.2925610</text:p>
          </table:table-cell>
          <table:table-cell table:style-name="ce30" office:value-type="float" office:value="39.115868">
            <text:p>39.1158680</text:p>
          </table:table-cell>
          <table:table-cell table:style-name="ce32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30" office:value-type="float" office:value="21.623201">
            <text:p>21.6232010</text:p>
          </table:table-cell>
          <table:table-cell table:style-name="ce30" office:value-type="float" office:value="39.194347">
            <text:p>39.1943470</text:p>
          </table:table-cell>
          <table:table-cell table:style-name="ce32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30" office:value-type="float" office:value="22.403745">
            <text:p>22.4037450</text:p>
          </table:table-cell>
          <table:table-cell table:style-name="ce30" office:value-type="float" office:value="39.07853">
            <text:p>39.0785300</text:p>
          </table:table-cell>
          <table:table-cell table:style-name="ce32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30" office:value-type="float" office:value="21.571289">
            <text:p>21.5712890</text:p>
          </table:table-cell>
          <table:table-cell table:style-name="ce30" office:value-type="float" office:value="39.1427">
            <text:p>39.1427000</text:p>
          </table:table-cell>
          <table:table-cell table:style-name="ce32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30" office:value-type="float" office:value="21.6180032">
            <text:p>21.6180032</text:p>
          </table:table-cell>
          <table:table-cell table:style-name="ce30" office:value-type="float" office:value="39.1783132">
            <text:p>39.1783132</text:p>
          </table:table-cell>
          <table:table-cell table:style-name="ce32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30" office:value-type="float" office:value="21.798895">
            <text:p>21.7988950</text:p>
          </table:table-cell>
          <table:table-cell table:style-name="ce30" office:value-type="float" office:value="39.120621">
            <text:p>39.1206210</text:p>
          </table:table-cell>
          <table:table-cell table:style-name="ce32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30" office:value-type="float" office:value="21.408072">
            <text:p>21.4080720</text:p>
          </table:table-cell>
          <table:table-cell table:style-name="ce30" office:value-type="float" office:value="39.255779">
            <text:p>39.2557790</text:p>
          </table:table-cell>
          <table:table-cell table:style-name="ce32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30" office:value-type="float" office:value="21.525021">
            <text:p>21.5250210</text:p>
          </table:table-cell>
          <table:table-cell table:style-name="ce30" office:value-type="float" office:value="39.166039">
            <text:p>39.1660390</text:p>
          </table:table-cell>
          <table:table-cell table:style-name="ce32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30" office:value-type="float" office:value="21.575739">
            <text:p>21.5757390</text:p>
          </table:table-cell>
          <table:table-cell table:style-name="ce30" office:value-type="float" office:value="39.145294">
            <text:p>39.1452940</text:p>
          </table:table-cell>
          <table:table-cell table:style-name="ce32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30" office:value-type="float" office:value="21.477751">
            <text:p>21.4777510</text:p>
          </table:table-cell>
          <table:table-cell table:style-name="ce30" office:value-type="float" office:value="39.186604">
            <text:p>39.1866040</text:p>
          </table:table-cell>
          <table:table-cell table:style-name="ce32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30" office:value-type="float" office:value="22.286188">
            <text:p>22.2861880</text:p>
          </table:table-cell>
          <table:table-cell table:style-name="ce30" office:value-type="float" office:value="39.112328">
            <text:p>39.1123280</text:p>
          </table:table-cell>
          <table:table-cell table:style-name="ce32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The place looks like a dump but they make fair quality trousers for 55 SAR. They tend to overuse interfacing in shirts, tho.</text:p>
          </table:table-cell>
          <table:table-cell table:style-name="ce30" office:value-type="float" office:value="21.482512">
            <text:p>21.4825120</text:p>
          </table:table-cell>
          <table:table-cell table:style-name="ce30" office:value-type="float" office:value="39.183121">
            <text:p>39.1831210</text:p>
          </table:table-cell>
          <table:table-cell table:style-name="ce32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30" office:value-type="float" office:value="21.612471">
            <text:p>21.6124710</text:p>
          </table:table-cell>
          <table:table-cell table:style-name="ce30" office:value-type="float" office:value="39.153728">
            <text:p>39.1537280</text:p>
          </table:table-cell>
          <table:table-cell table:style-name="ce32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30" office:value-type="float" office:value="21.529419">
            <text:p>21.5294190</text:p>
          </table:table-cell>
          <table:table-cell table:style-name="ce30" office:value-type="float" office:value="39.185143">
            <text:p>39.1851430</text:p>
          </table:table-cell>
          <table:table-cell table:style-name="ce32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30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32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30" office:value-type="float" office:value="21.517082">
            <text:p>21.5170820</text:p>
          </table:table-cell>
          <table:table-cell table:style-name="ce30" office:value-type="float" office:value="39.186207">
            <text:p>39.1862070</text:p>
          </table:table-cell>
          <table:table-cell table:style-name="ce32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30" office:value-type="float" office:value="21.512861">
            <text:p>21.5128610</text:p>
          </table:table-cell>
          <table:table-cell table:style-name="ce30" office:value-type="float" office:value="39.172558">
            <text:p>39.1725580</text:p>
          </table:table-cell>
          <table:table-cell table:style-name="ce32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30" office:value-type="float" office:value="21.568754">
            <text:p>21.5687540</text:p>
          </table:table-cell>
          <table:table-cell table:style-name="ce30" office:value-type="float" office:value="39.143277">
            <text:p>39.1432770</text:p>
          </table:table-cell>
          <table:table-cell table:style-name="ce32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30" office:value-type="float" office:value="21.66518">
            <text:p>21.6651800</text:p>
          </table:table-cell>
          <table:table-cell table:style-name="ce30" office:value-type="float" office:value="39.10973">
            <text:p>39.1097300</text:p>
          </table:table-cell>
          <table:table-cell table:style-name="ce32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30" office:value-type="float" office:value="21.576677">
            <text:p>21.5766770</text:p>
          </table:table-cell>
          <table:table-cell table:style-name="ce30" office:value-type="float" office:value="39.11013">
            <text:p>39.1101300</text:p>
          </table:table-cell>
          <table:table-cell table:style-name="ce32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30" office:value-type="float" office:value="21.550218">
            <text:p>21.5502180</text:p>
          </table:table-cell>
          <table:table-cell table:style-name="ce30" office:value-type="float" office:value="39.162856">
            <text:p>39.1628560</text:p>
          </table:table-cell>
          <table:table-cell table:style-name="ce32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30" office:value-type="float" office:value="21.4855676">
            <text:p>21.4855676</text:p>
          </table:table-cell>
          <table:table-cell table:style-name="ce30" office:value-type="float" office:value="39.183564">
            <text:p>39.1835640</text:p>
          </table:table-cell>
          <table:table-cell table:style-name="ce32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30" office:value-type="float" office:value="21.615622">
            <text:p>21.6156220</text:p>
          </table:table-cell>
          <table:table-cell table:style-name="ce30" office:value-type="float" office:value="39.152954">
            <text:p>39.1529540</text:p>
          </table:table-cell>
          <table:table-cell table:style-name="ce32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30" office:value-type="float" office:value="21.287825">
            <text:p>21.2878250</text:p>
          </table:table-cell>
          <table:table-cell table:style-name="ce30" office:value-type="float" office:value="40.418724">
            <text:p>40.4187240</text:p>
          </table:table-cell>
          <table:table-cell table:style-name="ce32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30" office:value-type="float" office:value="21.632617">
            <text:p>21.6326170</text:p>
          </table:table-cell>
          <table:table-cell table:style-name="ce30" office:value-type="float" office:value="39.155707">
            <text:p>39.1557070</text:p>
          </table:table-cell>
          <table:table-cell table:style-name="ce32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30" office:value-type="float" office:value="21.626793">
            <text:p>21.6267930</text:p>
          </table:table-cell>
          <table:table-cell table:style-name="ce30" office:value-type="float" office:value="39.109955">
            <text:p>39.1099550</text:p>
          </table:table-cell>
          <table:table-cell table:style-name="ce32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30" office:value-type="float" office:value="21.66511">
            <text:p>21.6651100</text:p>
          </table:table-cell>
          <table:table-cell table:style-name="ce30" office:value-type="float" office:value="39.11013">
            <text:p>39.1101300</text:p>
          </table:table-cell>
          <table:table-cell table:style-name="ce32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30" office:value-type="float" office:value="21.560456">
            <text:p>21.5604560</text:p>
          </table:table-cell>
          <table:table-cell table:style-name="ce30" office:value-type="float" office:value="39.185024">
            <text:p>39.1850240</text:p>
          </table:table-cell>
          <table:table-cell table:style-name="ce32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30" office:value-type="float" office:value="21.57296">
            <text:p>21.5729600</text:p>
          </table:table-cell>
          <table:table-cell table:style-name="ce30" office:value-type="float" office:value="39.12837">
            <text:p>39.1283700</text:p>
          </table:table-cell>
          <table:table-cell table:style-name="ce32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30" office:value-type="float" office:value="21.549059">
            <text:p>21.5490590</text:p>
          </table:table-cell>
          <table:table-cell table:style-name="ce30" office:value-type="float" office:value="39.148834">
            <text:p>39.1488340</text:p>
          </table:table-cell>
          <table:table-cell table:style-name="ce32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30" office:value-type="float" office:value="21.607118">
            <text:p>21.6071180</text:p>
          </table:table-cell>
          <table:table-cell table:style-name="ce30" office:value-type="float" office:value="39.120678">
            <text:p>39.1206780</text:p>
          </table:table-cell>
          <table:table-cell table:style-name="ce32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3"/>
          <table:table-cell table:style-name="ce30" office:value-type="float" office:value="21.5488831">
            <text:p>21.5488831</text:p>
          </table:table-cell>
          <table:table-cell table:style-name="ce30" office:value-type="float" office:value="39.1634262">
            <text:p>39.1634262</text:p>
          </table:table-cell>
          <table:table-cell table:style-name="ce32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3"/>
          <table:table-cell table:style-name="ce30" office:value-type="float" office:value="21.549417">
            <text:p>21.5494170</text:p>
          </table:table-cell>
          <table:table-cell table:style-name="ce30" office:value-type="float" office:value="39.1632579">
            <text:p>39.1632579</text:p>
          </table:table-cell>
          <table:table-cell table:style-name="ce32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3"/>
          <table:table-cell table:style-name="ce30" office:value-type="float" office:value="21.5487079">
            <text:p>21.5487079</text:p>
          </table:table-cell>
          <table:table-cell table:style-name="ce30" office:value-type="float" office:value="39.1619871">
            <text:p>39.1619871</text:p>
          </table:table-cell>
          <table:table-cell table:style-name="ce32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30" office:value-type="float" office:value="21.730373">
            <text:p>21.7303730</text:p>
          </table:table-cell>
          <table:table-cell table:style-name="ce30" office:value-type="float" office:value="39.106958">
            <text:p>39.1069580</text:p>
          </table:table-cell>
          <table:table-cell table:style-name="ce32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30" office:value-type="float" office:value="21.73663">
            <text:p>21.7366300</text:p>
          </table:table-cell>
          <table:table-cell table:style-name="ce30" office:value-type="float" office:value="39.123057">
            <text:p>39.1230570</text:p>
          </table:table-cell>
          <table:table-cell table:style-name="ce32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4" office:value-type="float" office:value="26.55833888888889">
            <text:p>26.5583389</text:p>
          </table:table-cell>
          <table:table-cell table:style-name="ce24" office:value-type="float" office:value="47.17212222222222">
            <text:p>47.1721222</text:p>
          </table:table-cell>
          <table:table-cell table:style-name="ce32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30" office:value-type="float" office:value="25.326824">
            <text:p>25.3268240</text:p>
          </table:table-cell>
          <table:table-cell table:style-name="ce30" office:value-type="float" office:value="44.375799">
            <text:p>44.3757990</text:p>
          </table:table-cell>
          <table:table-cell table:style-name="ce32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4" office:value-type="float" office:value="23.3108">
            <text:p>23.3108000</text:p>
          </table:table-cell>
          <table:table-cell table:style-name="ce24" office:value-type="float" office:value="39.84889166666667">
            <text:p>39.8488917</text:p>
          </table:table-cell>
          <table:table-cell table:style-name="ce32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32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32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32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4" office:value-type="float" office:value="26.68966111111111">
            <text:p>26.6896611</text:p>
          </table:table-cell>
          <table:table-cell table:style-name="ce24" office:value-type="float" office:value="37.97993888888889">
            <text:p>37.9799389</text:p>
          </table:table-cell>
          <table:table-cell table:style-name="ce32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4" office:value-type="float" office:value="24.944833333333335">
            <text:p>24.9448333</text:p>
          </table:table-cell>
          <table:table-cell table:style-name="ce24" office:value-type="float" office:value="45.99225">
            <text:p>45.9922500</text:p>
          </table:table-cell>
          <table:table-cell table:style-name="ce32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30" office:value-type="float" office:value="20.46336">
            <text:p>20.4633600</text:p>
          </table:table-cell>
          <table:table-cell table:style-name="ce30" office:value-type="float" office:value="40.469776">
            <text:p>40.4697760</text:p>
          </table:table-cell>
          <table:table-cell table:style-name="ce32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2.046436">
            <text:p>22.0464360</text:p>
          </table:table-cell>
          <table:table-cell table:style-name="ce30" office:value-type="float" office:value="39.478017">
            <text:p>39.4780170</text:p>
          </table:table-cell>
          <table:table-cell table:style-name="ce32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30" office:value-type="float" office:value="18.200792">
            <text:p>18.2007920</text:p>
          </table:table-cell>
          <table:table-cell table:style-name="ce30" office:value-type="float" office:value="42.494511">
            <text:p>42.4945110</text:p>
          </table:table-cell>
          <table:table-cell table:style-name="ce32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30" office:value-type="float" office:value="22.8957">
            <text:p>22.8957000</text:p>
          </table:table-cell>
          <table:table-cell table:style-name="ce30" office:value-type="float" office:value="38.885611">
            <text:p>38.8856110</text:p>
          </table:table-cell>
          <table:table-cell table:style-name="ce32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876582">
            <text:p>21.8765820</text:p>
          </table:table-cell>
          <table:table-cell table:style-name="ce30" office:value-type="float" office:value="39.016118">
            <text:p>39.0161180</text:p>
          </table:table-cell>
          <table:table-cell table:style-name="ce32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243376">
            <text:p>21.2433760</text:p>
          </table:table-cell>
          <table:table-cell table:style-name="ce30" office:value-type="float" office:value="39.140015">
            <text:p>39.1400150</text:p>
          </table:table-cell>
          <table:table-cell table:style-name="ce32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30" office:value-type="float" office:value="26.814167">
            <text:p>26.8141670</text:p>
          </table:table-cell>
          <table:table-cell table:style-name="ce30" office:value-type="float" office:value="37.9475">
            <text:p>37.9475000</text:p>
          </table:table-cell>
          <table:table-cell table:style-name="ce32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30" office:value-type="float" office:value="21.512663">
            <text:p>21.5126630</text:p>
          </table:table-cell>
          <table:table-cell table:style-name="ce30" office:value-type="float" office:value="40.594311">
            <text:p>40.5943110</text:p>
          </table:table-cell>
          <table:table-cell table:style-name="ce32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30" office:value-type="float" office:value="22.1569527">
            <text:p>22.1569527</text:p>
          </table:table-cell>
          <table:table-cell table:style-name="ce30" office:value-type="float" office:value="39.3536925">
            <text:p>39.3536925</text:p>
          </table:table-cell>
          <table:table-cell table:style-name="ce32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30" office:value-type="float" office:value="22.7396757">
            <text:p>22.7396757</text:p>
          </table:table-cell>
          <table:table-cell table:style-name="ce30" office:value-type="float" office:value="39.1371766">
            <text:p>39.1371766</text:p>
          </table:table-cell>
          <table:table-cell table:style-name="ce32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916297">
            <text:p>21.9162970</text:p>
          </table:table-cell>
          <table:table-cell table:style-name="ce30" office:value-type="float" office:value="39.339983">
            <text:p>39.3399830</text:p>
          </table:table-cell>
          <table:table-cell table:style-name="ce32" table:formula="oooc:=VLOOKUP([.F198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30" office:value-type="float" office:value="22.4024833">
            <text:p>22.4024833</text:p>
          </table:table-cell>
          <table:table-cell table:style-name="ce30" office:value-type="float" office:value="39.0815916">
            <text:p>39.0815916</text:p>
          </table:table-cell>
          <table:table-cell table:style-name="ce32" table:formula="oooc:=VLOOKUP([.F19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30" office:value-type="float" office:value="22.287613">
            <text:p>22.2876130</text:p>
          </table:table-cell>
          <table:table-cell table:style-name="ce30" office:value-type="float" office:value="39.11319">
            <text:p>39.1131900</text:p>
          </table:table-cell>
          <table:table-cell table:style-name="ce32" table:formula="oooc:=VLOOKUP([.F200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30" office:value-type="float" office:value="22.286854">
            <text:p>22.2868540</text:p>
          </table:table-cell>
          <table:table-cell table:style-name="ce30" office:value-type="float" office:value="39.112568">
            <text:p>39.1125680</text:p>
          </table:table-cell>
          <table:table-cell table:style-name="ce32" table:formula="oooc:=VLOOKUP([.F201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30" office:value-type="float" office:value="22.286694">
            <text:p>22.2866940</text:p>
          </table:table-cell>
          <table:table-cell table:style-name="ce30" office:value-type="float" office:value="39.113266">
            <text:p>39.1132660</text:p>
          </table:table-cell>
          <table:table-cell table:style-name="ce32" table:formula="oooc:=VLOOKUP([.F202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30" office:value-type="float" office:value="22.287516">
            <text:p>22.2875160</text:p>
          </table:table-cell>
          <table:table-cell table:style-name="ce30" office:value-type="float" office:value="39.115707">
            <text:p>39.1157070</text:p>
          </table:table-cell>
          <table:table-cell table:style-name="ce32" table:formula="oooc:=VLOOKUP([.F203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30" office:value-type="float" office:value="22.289682">
            <text:p>22.2896820</text:p>
          </table:table-cell>
          <table:table-cell table:style-name="ce30" office:value-type="float" office:value="39.114738">
            <text:p>39.1147380</text:p>
          </table:table-cell>
          <table:table-cell table:style-name="ce32" table:formula="oooc:=VLOOKUP([.F204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30" office:value-type="float" office:value="21.586653">
            <text:p>21.5866530</text:p>
          </table:table-cell>
          <table:table-cell table:style-name="ce30" office:value-type="float" office:value="39.12936">
            <text:p>39.1293600</text:p>
          </table:table-cell>
          <table:table-cell table:style-name="ce32" table:formula="oooc:=VLOOKUP([.F205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There is a whole bunch of them in the nearby area</text:p>
          </table:table-cell>
          <table:table-cell table:style-name="ce30" office:value-type="float" office:value="21.483328">
            <text:p>21.4833280</text:p>
          </table:table-cell>
          <table:table-cell table:style-name="ce30" office:value-type="float" office:value="39.184303">
            <text:p>39.1843030</text:p>
          </table:table-cell>
          <table:table-cell table:style-name="ce32" table:formula="oooc:=VLOOKUP([.F206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30" office:value-type="float" office:value="21.484464">
            <text:p>21.4844640</text:p>
          </table:table-cell>
          <table:table-cell table:style-name="ce30" office:value-type="float" office:value="39.180842">
            <text:p>39.1808420</text:p>
          </table:table-cell>
          <table:table-cell table:style-name="ce32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30" office:value-type="float" office:value="21.5251472">
            <text:p>21.5251472</text:p>
          </table:table-cell>
          <table:table-cell table:style-name="ce30" office:value-type="float" office:value="39.1683472">
            <text:p>39.1683472</text:p>
          </table:table-cell>
          <table:table-cell table:style-name="ce32" table:formula="oooc:=VLOOKUP([.F208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30" office:value-type="float" office:value="21.6280767264265">
            <text:p>21.6280767</text:p>
          </table:table-cell>
          <table:table-cell table:style-name="ce30" office:value-type="float" office:value="39.1130930185317">
            <text:p>39.1130930</text:p>
          </table:table-cell>
          <table:table-cell table:style-name="ce32" table:formula="oooc:=VLOOKUP([.F209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30" office:value-type="float" office:value="20">
            <text:p>20.0000000</text:p>
          </table:table-cell>
          <table:table-cell table:style-name="ce30" office:value-type="float" office:value="41.45">
            <text:p>41.4500000</text:p>
          </table:table-cell>
          <table:table-cell table:style-name="ce32" table:formula="oooc:=VLOOKUP([.F210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30" office:value-type="float" office:value="21.257057">
            <text:p>21.2570570</text:p>
          </table:table-cell>
          <table:table-cell table:style-name="ce30" office:value-type="float" office:value="40.38657">
            <text:p>40.3865700</text:p>
          </table:table-cell>
          <table:table-cell table:style-name="ce32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30" office:value-type="float" office:value="21.256077">
            <text:p>21.2560770</text:p>
          </table:table-cell>
          <table:table-cell table:style-name="ce30" office:value-type="float" office:value="40.391205">
            <text:p>40.3912050</text:p>
          </table:table-cell>
          <table:table-cell table:style-name="ce32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30" office:value-type="float" office:value="21.492287">
            <text:p>21.4922870</text:p>
          </table:table-cell>
          <table:table-cell table:style-name="ce30" office:value-type="float" office:value="39.185717">
            <text:p>39.1857170</text:p>
          </table:table-cell>
          <table:table-cell table:style-name="ce32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522261">
            <text:p>21.5222610</text:p>
          </table:table-cell>
          <table:table-cell table:style-name="ce30" office:value-type="float" office:value="39.182722">
            <text:p>39.1827220</text:p>
          </table:table-cell>
          <table:table-cell table:style-name="ce32" table:formula="oooc:=VLOOKUP([.F214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30" office:value-type="float" office:value="21.129454">
            <text:p>21.1294540</text:p>
          </table:table-cell>
          <table:table-cell table:style-name="ce30" office:value-type="float" office:value="40.512154">
            <text:p>40.5121540</text:p>
          </table:table-cell>
          <table:table-cell table:style-name="ce32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4" office:value-type="float" office:value="25.48488888888889">
            <text:p>25.4848889</text:p>
          </table:table-cell>
          <table:table-cell table:style-name="ce24" office:value-type="float" office:value="39.36279722222223">
            <text:p>39.3627972</text:p>
          </table:table-cell>
          <table:table-cell table:style-name="ce32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30" office:value-type="float" office:value="22.821441">
            <text:p>22.8214410</text:p>
          </table:table-cell>
          <table:table-cell table:style-name="ce30" office:value-type="float" office:value="39.376327">
            <text:p>39.3763270</text:p>
          </table:table-cell>
          <table:table-cell table:style-name="ce32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30" office:value-type="float" office:value="22.796756">
            <text:p>22.7967560</text:p>
          </table:table-cell>
          <table:table-cell table:style-name="ce30" office:value-type="float" office:value="39.283353">
            <text:p>39.2833530</text:p>
          </table:table-cell>
          <table:table-cell table:style-name="ce32" table:formula="oooc:=VLOOKUP([.F218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30" office:value-type="float" office:value="21.364655">
            <text:p>21.3646550</text:p>
          </table:table-cell>
          <table:table-cell table:style-name="ce30" office:value-type="float" office:value="40.267578">
            <text:p>40.2675780</text:p>
          </table:table-cell>
          <table:table-cell table:style-name="ce32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30" office:value-type="float" office:value="21.356297">
            <text:p>21.3562970</text:p>
          </table:table-cell>
          <table:table-cell table:style-name="ce30" office:value-type="float" office:value="40.229355">
            <text:p>40.2293550</text:p>
          </table:table-cell>
          <table:table-cell table:style-name="ce32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30" office:value-type="float" office:value="18.294466">
            <text:p>18.2944660</text:p>
          </table:table-cell>
          <table:table-cell table:style-name="ce30" office:value-type="float" office:value="42.358963">
            <text:p>42.3589630</text:p>
          </table:table-cell>
          <table:table-cell table:style-name="ce32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30" office:value-type="float" office:value="18.281143">
            <text:p>18.2811430</text:p>
          </table:table-cell>
          <table:table-cell table:style-name="ce30" office:value-type="float" office:value="42.336361">
            <text:p>42.3363610</text:p>
          </table:table-cell>
          <table:table-cell table:style-name="ce32" table:formula="oooc:=VLOOKUP([.F222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484389">
            <text:p>21.4843890</text:p>
          </table:table-cell>
          <table:table-cell table:style-name="ce30" office:value-type="float" office:value="39.1874">
            <text:p>39.1874000</text:p>
          </table:table-cell>
          <table:table-cell table:style-name="ce32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30" office:value-type="float" office:value="21.269827">
            <text:p>21.2698270</text:p>
          </table:table-cell>
          <table:table-cell table:style-name="ce30" office:value-type="float" office:value="40.405396">
            <text:p>40.4053960</text:p>
          </table:table-cell>
          <table:table-cell table:style-name="ce32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30" office:value-type="float" office:value="21.268967">
            <text:p>21.2689670</text:p>
          </table:table-cell>
          <table:table-cell table:style-name="ce30" office:value-type="float" office:value="40.399426">
            <text:p>40.3994260</text:p>
          </table:table-cell>
          <table:table-cell table:style-name="ce32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30" office:value-type="float" office:value="21.351954">
            <text:p>21.3519540</text:p>
          </table:table-cell>
          <table:table-cell table:style-name="ce30" office:value-type="float" office:value="40.294212">
            <text:p>40.2942120</text:p>
          </table:table-cell>
          <table:table-cell table:style-name="ce32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30" office:value-type="float" office:value="18.216599">
            <text:p>18.2165990</text:p>
          </table:table-cell>
          <table:table-cell table:style-name="ce30" office:value-type="float" office:value="42.50066">
            <text:p>42.5006600</text:p>
          </table:table-cell>
          <table:table-cell table:style-name="ce32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30" office:value-type="float" office:value="21.28628">
            <text:p>21.2862800</text:p>
          </table:table-cell>
          <table:table-cell table:style-name="ce30" office:value-type="float" office:value="40.414951">
            <text:p>40.4149510</text:p>
          </table:table-cell>
          <table:table-cell table:style-name="ce32" table:formula="oooc:=VLOOKUP([.F228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30" office:value-type="float" office:value="21.355988">
            <text:p>21.3559880</text:p>
          </table:table-cell>
          <table:table-cell table:style-name="ce30" office:value-type="float" office:value="40.230309">
            <text:p>40.2303090</text:p>
          </table:table-cell>
          <table:table-cell table:style-name="ce32" table:formula="oooc:=VLOOKUP([.F229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32" table:formula="oooc:=VLOOKUP([.F230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30" office:value-type="float" office:value="18.296432">
            <text:p>18.2964320</text:p>
          </table:table-cell>
          <table:table-cell table:style-name="ce30" office:value-type="float" office:value="42.757332">
            <text:p>42.7573320</text:p>
          </table:table-cell>
          <table:table-cell table:style-name="ce32" table:formula="oooc:=VLOOKUP([.F231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4" office:value-type="float" office:value="19.93061388888889">
            <text:p>19.9306139</text:p>
          </table:table-cell>
          <table:table-cell table:style-name="ce24" office:value-type="float" office:value="41.44248888888889">
            <text:p>41.4424889</text:p>
          </table:table-cell>
          <table:table-cell table:style-name="ce32" table:formula="oooc:=VLOOKUP([.F232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30" office:value-type="float" office:value="18.212061">
            <text:p>18.2120610</text:p>
          </table:table-cell>
          <table:table-cell table:style-name="ce30" office:value-type="float" office:value="42.273281">
            <text:p>42.2732810</text:p>
          </table:table-cell>
          <table:table-cell table:style-name="ce32" table:formula="oooc:=VLOOKUP([.F233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30" office:value-type="float" office:value="39.184053">
            <text:p>39.1840530</text:p>
          </table:table-cell>
          <table:table-cell table:style-name="ce32" table:formula="oooc:=VLOOKUP([.F234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3"/>
          <table:table-cell table:style-name="ce30" office:value-type="float" office:value="21.5876501">
            <text:p>21.5876501</text:p>
          </table:table-cell>
          <table:table-cell table:style-name="ce30" office:value-type="float" office:value="39.1764942">
            <text:p>39.1764942</text:p>
          </table:table-cell>
          <table:table-cell table:style-name="ce32" table:formula="oooc:=VLOOKUP([.F235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30" office:value-type="float" office:value="21.48809">
            <text:p>21.4880900</text:p>
          </table:table-cell>
          <table:table-cell table:style-name="ce30" office:value-type="float" office:value="39.17371">
            <text:p>39.1737100</text:p>
          </table:table-cell>
          <table:table-cell table:style-name="ce32" table:formula="oooc:=VLOOKUP([.F236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</text:p>
          </table:table-cell>
          <table:table-cell table:style-name="ce24" office:value-type="float" office:value="21.161027777777775">
            <text:p>21.1610278</text:p>
          </table:table-cell>
          <table:table-cell table:style-name="ce24" office:value-type="float" office:value="39.957">
            <text:p>39.9570000</text:p>
          </table:table-cell>
          <table:table-cell table:style-name="ce32" table:formula="oooc:=VLOOKUP([.F237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4" office:value-type="float" office:value="21.698866666666667">
            <text:p>21.6988667</text:p>
          </table:table-cell>
          <table:table-cell table:style-name="ce24" office:value-type="float" office:value="39.34705277777778">
            <text:p>39.3470528</text:p>
          </table:table-cell>
          <table:table-cell table:style-name="ce32" table:formula="oooc:=VLOOKUP([.F238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30" office:value-type="float" office:value="31.08">
            <text:p>31.0800000</text:p>
          </table:table-cell>
          <table:table-cell table:style-name="ce30" office:value-type="float" office:value="38.42">
            <text:p>38.4200000</text:p>
          </table:table-cell>
          <table:table-cell table:style-name="ce32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30" office:value-type="float" office:value="25.704109">
            <text:p>25.7041090</text:p>
          </table:table-cell>
          <table:table-cell table:style-name="ce30" office:value-type="float" office:value="39.913623">
            <text:p>39.9136230</text:p>
          </table:table-cell>
          <table:table-cell table:style-name="ce32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30" office:value-type="float" office:value="26.58">
            <text:p>26.5800000</text:p>
          </table:table-cell>
          <table:table-cell table:style-name="ce30" office:value-type="float" office:value="40.2">
            <text:p>40.2000000</text:p>
          </table:table-cell>
          <table:table-cell table:style-name="ce32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30" office:value-type="float" office:value="18.37">
            <text:p>18.3700000</text:p>
          </table:table-cell>
          <table:table-cell table:style-name="ce30" office:value-type="float" office:value="41.62">
            <text:p>41.6200000</text:p>
          </table:table-cell>
          <table:table-cell table:style-name="ce32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30" office:value-type="float" office:value="25">
            <text:p>25.0000000</text:p>
          </table:table-cell>
          <table:table-cell table:style-name="ce30" office:value-type="float" office:value="39.92">
            <text:p>39.9200000</text:p>
          </table:table-cell>
          <table:table-cell table:style-name="ce32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30" office:value-type="float" office:value="25.17">
            <text:p>25.1700000</text:p>
          </table:table-cell>
          <table:table-cell table:style-name="ce30" office:value-type="float" office:value="37.75">
            <text:p>37.7500000</text:p>
          </table:table-cell>
          <table:table-cell table:style-name="ce32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30" office:value-type="float" office:value="27.8">
            <text:p>27.8000000</text:p>
          </table:table-cell>
          <table:table-cell table:style-name="ce30" office:value-type="float" office:value="36.17">
            <text:p>36.1700000</text:p>
          </table:table-cell>
          <table:table-cell table:style-name="ce32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30" office:value-type="float" office:value="23.08">
            <text:p>23.0800000</text:p>
          </table:table-cell>
          <table:table-cell table:style-name="ce30" office:value-type="float" office:value="39.75">
            <text:p>39.7500000</text:p>
          </table:table-cell>
          <table:table-cell table:style-name="ce32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30" office:value-type="float" office:value="27.08">
            <text:p>27.0800000</text:p>
          </table:table-cell>
          <table:table-cell table:style-name="ce30" office:value-type="float" office:value="37.25">
            <text:p>37.2500000</text:p>
          </table:table-cell>
          <table:table-cell table:style-name="ce32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30" office:value-type="float" office:value="17.05">
            <text:p>17.0500000</text:p>
          </table:table-cell>
          <table:table-cell table:style-name="ce30" office:value-type="float" office:value="42.83">
            <text:p>42.8300000</text:p>
          </table:table-cell>
          <table:table-cell table:style-name="ce32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30" office:value-type="float" office:value="22.906497">
            <text:p>22.9064970</text:p>
          </table:table-cell>
          <table:table-cell table:style-name="ce30" office:value-type="float" office:value="41.130682">
            <text:p>41.1306820</text:p>
          </table:table-cell>
          <table:table-cell table:style-name="ce32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30" office:value-type="float" office:value="25.660792">
            <text:p>25.6607920</text:p>
          </table:table-cell>
          <table:table-cell table:style-name="ce30" office:value-type="float" office:value="39.935682">
            <text:p>39.9356820</text:p>
          </table:table-cell>
          <table:table-cell table:style-name="ce32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30" office:value-type="float" office:value="18.291471">
            <text:p>18.2914710</text:p>
          </table:table-cell>
          <table:table-cell table:style-name="ce30" office:value-type="float" office:value="42.361229">
            <text:p>42.3612290</text:p>
          </table:table-cell>
          <table:table-cell table:style-name="ce32" table:formula="oooc:=VLOOKUP([.F251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30" office:value-type="float" office:value="18.038635">
            <text:p>18.0386350</text:p>
          </table:table-cell>
          <table:table-cell table:style-name="ce30" office:value-type="float" office:value="42.872013">
            <text:p>42.8720130</text:p>
          </table:table-cell>
          <table:table-cell table:style-name="ce32" table:formula="oooc:=VLOOKUP([.F252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30" office:value-type="float" office:value="21.320232">
            <text:p>21.3202320</text:p>
          </table:table-cell>
          <table:table-cell table:style-name="ce30" office:value-type="float" office:value="40.28511">
            <text:p>40.2851100</text:p>
          </table:table-cell>
          <table:table-cell table:style-name="ce32" table:formula="oooc:=VLOOKUP([.F253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4" office:value-type="float" office:value="21.491355555555558">
            <text:p>21.4913556</text:p>
          </table:table-cell>
          <table:table-cell table:style-name="ce24" office:value-type="float" office:value="39.190275">
            <text:p>39.1902750</text:p>
          </table:table-cell>
          <table:table-cell table:style-name="ce32" table:formula="oooc:=VLOOKUP([.F254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30" office:value-type="float" office:value="21.5683833">
            <text:p>21.5683833</text:p>
          </table:table-cell>
          <table:table-cell table:style-name="ce30" office:value-type="float" office:value="39.183525">
            <text:p>39.1835250</text:p>
          </table:table-cell>
          <table:table-cell table:style-name="ce32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30" office:value-type="float" office:value="21.5865833">
            <text:p>21.5865833</text:p>
          </table:table-cell>
          <table:table-cell table:style-name="ce30" office:value-type="float" office:value="39.1873389">
            <text:p>39.1873389</text:p>
          </table:table-cell>
          <table:table-cell table:style-name="ce32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589142">
            <text:p>21.5891420</text:p>
          </table:table-cell>
          <table:table-cell table:style-name="ce30" office:value-type="float" office:value="39.18363">
            <text:p>39.1836300</text:p>
          </table:table-cell>
          <table:table-cell table:style-name="ce32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30" office:value-type="float" office:value="21.6232306">
            <text:p>21.6232306</text:p>
          </table:table-cell>
          <table:table-cell table:style-name="ce30" office:value-type="float" office:value="39.1094583">
            <text:p>39.1094583</text:p>
          </table:table-cell>
          <table:table-cell table:style-name="ce32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30" office:value-type="float" office:value="21.490175">
            <text:p>21.4901750</text:p>
          </table:table-cell>
          <table:table-cell table:style-name="ce30" office:value-type="float" office:value="39.1868944">
            <text:p>39.1868944</text:p>
          </table:table-cell>
          <table:table-cell table:style-name="ce32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30" office:value-type="float" office:value="21.5849056">
            <text:p>21.5849056</text:p>
          </table:table-cell>
          <table:table-cell table:style-name="ce30" office:value-type="float" office:value="39.1769139">
            <text:p>39.1769139</text:p>
          </table:table-cell>
          <table:table-cell table:style-name="ce32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30" office:value-type="float" office:value="21.14503">
            <text:p>21.1450300</text:p>
          </table:table-cell>
          <table:table-cell table:style-name="ce30" office:value-type="float" office:value="42.13437">
            <text:p>42.1343700</text:p>
          </table:table-cell>
          <table:table-cell table:style-name="ce32" table:formula="oooc:=VLOOKUP([.F261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30" office:value-type="float" office:value="25.58883">
            <text:p>25.5888300</text:p>
          </table:table-cell>
          <table:table-cell table:style-name="ce30" office:value-type="float" office:value="39.75678">
            <text:p>39.7567800</text:p>
          </table:table-cell>
          <table:table-cell table:style-name="ce32" table:formula="oooc:=VLOOKUP([.F262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30" office:value-type="float" office:value="27.634753">
            <text:p>27.6347530</text:p>
          </table:table-cell>
          <table:table-cell table:style-name="ce30" office:value-type="float" office:value="38.553415">
            <text:p>38.5534150</text:p>
          </table:table-cell>
          <table:table-cell table:style-name="ce32" table:formula="oooc:=VLOOKUP([.F263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30" office:value-type="float" office:value="23.688547">
            <text:p>23.6885470</text:p>
          </table:table-cell>
          <table:table-cell table:style-name="ce30" office:value-type="float" office:value="38.801794">
            <text:p>38.8017940</text:p>
          </table:table-cell>
          <table:table-cell table:style-name="ce32" table:formula="oooc:=VLOOKUP([.F264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30" office:value-type="float" office:value="22.734975">
            <text:p>22.7349750</text:p>
          </table:table-cell>
          <table:table-cell table:style-name="ce30" office:value-type="float" office:value="39.0692861">
            <text:p>39.0692861</text:p>
          </table:table-cell>
          <table:table-cell table:style-name="ce32" table:formula="oooc:=VLOOKUP([.F265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0.802017">
            <text:p>20.8020170</text:p>
          </table:table-cell>
          <table:table-cell table:style-name="ce30" office:value-type="float" office:value="39.425578">
            <text:p>39.4255780</text:p>
          </table:table-cell>
          <table:table-cell table:style-name="ce32" table:formula="oooc:=VLOOKUP([.F266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0" office:value-type="float" office:value="21.475001">
            <text:p>21.4750010</text:p>
          </table:table-cell>
          <table:table-cell table:style-name="ce30" office:value-type="float" office:value="39.209077">
            <text:p>39.2090770</text:p>
          </table:table-cell>
          <table:table-cell table:style-name="ce32" table:formula="oooc:=VLOOKUP([.F267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30" office:value-type="float" office:value="20.81228546">
            <text:p>20.8122855</text:p>
          </table:table-cell>
          <table:table-cell table:style-name="ce30" office:value-type="float" office:value="39.44263458">
            <text:p>39.4426346</text:p>
          </table:table-cell>
          <table:table-cell table:style-name="ce32" table:formula="oooc:=VLOOKUP([.F268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30" office:value-type="float" office:value="20.76574477">
            <text:p>20.7657448</text:p>
          </table:table-cell>
          <table:table-cell table:style-name="ce30" office:value-type="float" office:value="39.47834014">
            <text:p>39.4783401</text:p>
          </table:table-cell>
          <table:table-cell table:style-name="ce32" table:formula="oooc:=VLOOKUP([.F269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30" office:value-type="float" office:value="21.67035">
            <text:p>21.6703500</text:p>
          </table:table-cell>
          <table:table-cell table:style-name="ce30" office:value-type="float" office:value="39.154538">
            <text:p>39.1545380</text:p>
          </table:table-cell>
          <table:table-cell table:style-name="ce32" table:formula="oooc:=VLOOKUP([.F270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30" office:value-type="float" office:value="21.572158">
            <text:p>21.5721580</text:p>
          </table:table-cell>
          <table:table-cell table:style-name="ce30" office:value-type="float" office:value="39.109379">
            <text:p>39.1093790</text:p>
          </table:table-cell>
          <table:table-cell table:style-name="ce32" table:formula="oooc:=VLOOKUP([.F271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30" office:value-type="float" office:value="21.61022">
            <text:p>21.6102200</text:p>
          </table:table-cell>
          <table:table-cell table:style-name="ce30" office:value-type="float" office:value="39.13939">
            <text:p>39.1393900</text:p>
          </table:table-cell>
          <table:table-cell table:style-name="ce32" table:formula="oooc:=VLOOKUP([.F272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4" table:formula="oooc:=[.A5]+[.B5]/60+[.C5]/3600" office:value-type="string">
            <text:p>21.1610278</text:p>
          </table:table-cell>
          <table:table-cell table:style-name="ce24" table:formula="oooc:=[.A9]+[.B9]/60+[.C9]/3600" office:value-type="string">
            <text:p>39.9570000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27"/>
        </table:table-row>
        <table:table-row table:style-name="ro2">
          <table:table-cell table:style-name="ce28"/>
        </table:table-row>
        <table:table-row table:style-name="ro2">
          <table:table-cell/>
          <table:table-cell table:style-name="ce29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